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Times New Roman" fo:font-size="12pt" style:font-size-asian="12pt" style:font-size-complex="12pt"/>
    </style:style>
    <style:style style:name="P4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5">Visualizzazione statistiche rinunce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2">Fabio</text:span><text:span text:style-name="T1">: </text:span><text:span text:style-name="T1">responsabile questionari</text:span></text:p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31165515" text:style-name="L1">
              <text:list-item>
                <text:p text:style-name="P4">Fabio , responsabile dei questionari, vuole visualizzare le statistiche di fine anno 2011/12 per aprendere le motivazioni delle rinunce di iscrizione all'asilo.</text:p>
              </text:list-item>
              <text:list-item>
                <text:p text:style-name="P4">Fabbio accede ad @silo, effettua il login e viene reindirizzato nell'area di gestione questionari.</text:p>
              </text:list-item>
              <text:list-item>
                <text:p text:style-name="P4">Fabio accede in <text:s/>"Visualizza statistiche".</text:p>
                <text:list>
                  <text:list-item>
                    <text:list>
                      <text:list-item>
                        <text:p text:style-name="P4">@silo mostra una schermata dove sono visibili i campi con le relative percentuali.</text:p>
                      </text:list-item>
                    </text:list>
                  </text:list-item>
                </text:list>
              </text:list-item>
              <text:list-item>
                <text:p text:style-name="P4">Fabio accde su "Rinunce".</text:p>
                <text:list>
                  <text:list-item>
                    <text:list>
                      <text:list-item>
                        <text:p text:style-name="P4">@silo mostra a video una finestra dove sono riportate tutte le motivazioni per le quali è stata fatta una rinuncia.</text:p>
                      </text:list-item>
                    </text:list>
                  </text:list-item>
                </text:list>
              </text:list-item>
            </text:list>
            <text:p text:style-name="P3"/>
          </table:table-cell>
        </table:table-row>
      </table:table>
      <text:p text:style-name="P1"><text:s text:c="2"/></text:p>
      <text:p text:style-name="P1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M9S</meta:editing-duration>
    <meta:editing-cycles>10</meta:editing-cycles>
    <meta:generator>OpenOffice.org/3.3$Win32 OpenOffice.org_project/330m20$Build-9567</meta:generator>
    <dc:date>2012-10-20T11:06:13.04</dc:date>
    <meta:document-statistic meta:table-count="1" meta:image-count="0" meta:object-count="0" meta:page-count="1" meta:paragraph-count="13" meta:word-count="96" meta:character-count="650"/>
    <dc:creator>Alfonso Piscitelli</dc:creator>
    <meta:user-defined meta:name="Info 1"/>
    <meta:user-defined meta:name="Info 2"/>
    <meta:user-defined meta:name="Info 3"/>
    <meta:user-defined meta:name="Info 4"/>
  </office:meta>
</office:document-meta>
</file>